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77cm"/>
    </style:style>
    <style:style style:name="co3" style:family="table-column">
      <style:table-column-properties fo:break-before="auto" style:column-width="5.644cm"/>
    </style:style>
    <style:style style:name="co4" style:family="table-column">
      <style:table-column-properties fo:break-before="auto" style:column-width="3.159cm"/>
    </style:style>
    <style:style style:name="co5" style:family="table-column">
      <style:table-column-properties fo:break-before="auto" style:column-width="12.3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ONCTION</text:p>
          </table:table-cell>
          <table:table-cell office:value-type="string">
            <text:p>RANGE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GLOBAL</text:p>
          </table:table-cell>
          <table:table-cell office:value-type="float" office:value="1">
            <text:p>1</text:p>
          </table:table-cell>
          <table:table-cell office:value-type="string">
            <text:p>In</text:p>
          </table:table-cell>
          <table:table-cell office:value-type="string">
            <text:p>omni-[1 :16]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Out</text:p>
          </table:table-cell>
          <table:table-cell office:value-type="string">
            <text:p>[1 :16]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rogram number</text:p>
          </table:table-cell>
          <table:table-cell office:value-type="string">
            <text:p>[0 :127]-none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Sequencer/Arpeggiator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lock in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Clock out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Key echo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lick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Use exclusive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Dump current project</text:p>
          </table:table-cell>
          <table:table-cell table:number-columns-repeated="2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string">
            <text:p>Load project</text:p>
          </table:table-cell>
          <table:table-cell office:value-type="string">
            <text:p>work area or [1:xx]</text:p>
          </table:table-cell>
          <table:table-cell office:value-type="string">
            <text:p>Number of projets not known at the moment</text:p>
          </table:table-cell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string">
            <text:p>Save project</text:p>
          </table:table-cell>
          <table:table-cell office:value-type="string">
            <text:p>work area or [1:xx]</text:p>
          </table:table-cell>
          <table:table-cell office:value-type="string">
            <text:p>Number of projets not known at the moment</text:p>
          </table:table-cell>
        </table:table-row>
        <table:table-row table:style-name="ro1">
          <table:table-cell office:value-type="string">
            <text:p>SEQUENCE</text:p>
          </table:table-cell>
          <table:table-cell office:value-type="float" office:value="1">
            <text:p>1</text:p>
          </table:table-cell>
          <table:table-cell office:value-type="string">
            <text:p>Groove</text:p>
          </table:table-cell>
          <table:table-cell office:value-type="string">
            <text:p>[1:7]</text:p>
          </table:table-cell>
          <table:table-cell office:value-type="string">
            <text:p>4, 8, 8t, 8 swing, 16, 16t, 16swing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Gate mode</text:p>
          </table:table-cell>
          <table:table-cell office:value-type="string">
            <text:p>[1:3]</text:p>
          </table:table-cell>
          <table:table-cell office:value-type="string">
            <text:p>Short, regular, long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Last step</text:p>
          </table:table-cell>
          <table:table-cell office:value-type="string">
            <text:p>[1-16]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Data mode</text:p>
          </table:table-cell>
          <table:table-cell office:value-type="string">
            <text:p>[1-3]</text:p>
          </table:table-cell>
          <table:table-cell office:value-type="string">
            <text:p>velocity, control change, fixed velocity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ontrol change number</text:p>
          </table:table-cell>
          <table:table-cell office:value-type="string">
            <text:p>[1 :127]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ixed velocity value</text:p>
          </table:table-cell>
          <table:table-cell office:value-type="string">
            <text:p>[1 :127]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string">
            <text:p>Copy</text:p>
          </table:table-cell>
          <table:table-cell office:value-type="string">
            <text:p>[1:5]</text:p>
          </table:table-cell>
          <table:table-cell office:value-type="string">
            <text:p>Destination value is memorized for next call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Swap</text:p>
          </table:table-cell>
          <table:table-cell office:value-type="string">
            <text:p>[1:5]</text:p>
          </table:table-cell>
          <table:table-cell office:value-type="string">
            <text:p>Destination value is memorized for next call</text:p>
          </table:table-cell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string">
            <text:p>Load from factory</text:p>
          </table:table-cell>
          <table:table-cell office:value-type="string">
            <text:p>[1:xx]</text:p>
          </table:table-cell>
          <table:table-cell office:value-type="string">
            <text:p>xx depends on how many sequences are in ROM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Dump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string">
            <text:p>Load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string">
            <text:p>Save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eturn to facto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émarrer avec seq1 + seq3 enfoncé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 DEBU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émarrer avec seq3 + seq5 enfoncés</text:p>
          </table:table-cell>
          <table:table-cell table:number-columns-repeated="2"/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9">29/08/2019</text:date>, <text:time>08:0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Faller</meta:initial-creator>
    <meta:creation-date>2019-08-19T08:09:41.55</meta:creation-date>
    <dc:date>2019-08-29T08:05:56.05</dc:date>
    <dc:creator>Pierre Faller</dc:creator>
    <meta:editing-duration>PT20H21M43S</meta:editing-duration>
    <meta:editing-cycles>13</meta:editing-cycles>
    <meta:generator>OpenOffice/4.1.1$Win32 OpenOffice.org_project/411m6$Build-9775</meta:generator>
    <meta:document-statistic meta:table-count="3" meta:cell-count="99" meta:object-count="0"/>
  </office:meta>
</office:document-meta>
</file>